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32c" officeooo:paragraph-rsid="0014b3ba"/>
    </style:style>
    <style:style style:name="T1" style:family="text">
      <style:text-properties officeooo:rsid="0014b3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urces:</text:p>
      <text:p text:style-name="P1"><text:a xlink:type="simple" xlink:href="http://southernpacificreview.com/2014/01/06/rsa-key-generation-example/"><text:span text:style-name="T1">http://southernpacificreview.com/2014/01/06/rsa-key-generation-example/</text:span></text:a></text:p>
      <text:p text:style-name="P1"><text:a xlink:type="simple" xlink:href="https://gist.github.com/avalonalex/2122098"><text:span text:style-name="T1">https://gist.github.com/avalonalex/2122098</text:span></text:a></text:p>
      <text:p text:style-name="P1"><text:a xlink:type="simple" xlink:href="http://code.activestate.com/recipes/578838-rsa-a-simple-and-easy-to-read-implementation/"><text:span text:style-name="T1">http://code.activestate.com/recipes/578838-rsa-a-simple-and-easy-to-read-implementation/</text:span></text:a></text:p>
      <text:p text:style-name="P1"><text:a xlink:type="simple" xlink:href="http://inventwithpython.com/hacking/chapter24.html"><text:span text:style-name="T1">http://inventwithpython.com/hacking/chapter24.html</text:span></text:a></text:p>
      <text:p text:style-name="P1"><text:a xlink:type="simple" xlink:href="http://en.wikipedia.org/wiki/RSA_%28cryptosystem%29"><text:span text:style-name="T1">http://en.wikipedia.org/wiki/RSA_%28cryptosystem%29</text:span></text:a></text:p>
      <text:p text:style-name="P1"/>
      <text:p text:style-name="P1"><text:span text:style-name="T1">collaborated with: <text:s/>Trevisha Harri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23:31:52.964729417</meta:creation-date>
    <dc:date>2014-11-14T23:37:08.966840101</dc:date>
    <meta:editing-duration>PT4M32S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1" meta:paragraph-count="7" meta:word-count="10" meta:character-count="348" meta:non-whitespace-character-count="343"/>
  </office:meta>
</office:document-meta>
</file>